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Odstavecseseznamem" style:family="paragraph"/>
    <style:style style:name="T18" style:parent-style-name="col-sm-9" style:family="text">
      <style:text-properties fo:color="#000000"/>
    </style:style>
    <style:style style:name="P19" style:parent-style-name="Odstavecseseznamem" style:family="paragraph"/>
    <style:style style:name="P20" style:parent-style-name="Odstavecseseznamem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7/2022<text:bookmark-end text:name="Text14"/></text:p>
            <text:p text:style-name="Normální">KVOP-30412/2022<text:bookmark-end text:name="Text2"/></text:p>
            <text:p text:style-name="Normální"><text:bookmark-start text:name="Text6"/>16. 05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B<text:bookmark-end text:name="Text9"/>. M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<text:s/>o poskytnutí informace</text:h>
      <text:p text:style-name="Normální">Vážený pane M.,</text:p>
      <text:p text:style-name="Normální"/>
      <text:p text:style-name="Normální">10. května jste se na nás obrátil s žádostí o informace. Konkrétně s dotazem na to, kolik veřejný ochránce práv podal žalob ve veřejném zájmu. A to včetně spisových značek a stručného vymezení toho, o co šlo.</text:p>
      <text:p text:style-name="Normální"/>
      <text:p text:style-name="Normální">Veřejný ochránce práv podal 3 žaloby ve veřejném zájmu. Přikládám také odkazy na tyto kauzy v Evidenci stanovisek ochránce (ESO).</text:p>
      <text:p text:style-name="Normální"/>
      <text:list text:style-name="LFO3_1" text:continue-numbering="true">
        <text:list-item>
          <text:p text:style-name="P17">Fotovoltaická elektrárna Moldava (sp. zn.<text:s/><text:span text:style-name="col-sm-9">11/2012/SZD,<text:s/></text:span><text:a xlink:href="https://eso.ochrance.cz/Nalezene/Edit/1668" office:target-frame-name="_top" xlink:show="replace"><text:span text:style-name="Hypertextovýodkaz">https://eso.ochrance.cz/Nalezene/Edit/1668</text:span></text:a><text:span text:style-name="T18">)</text:span></text:p>
        </text:list-item>
      </text:list>
      <text:p text:style-name="Odstavecseseznamem"/>
      <text:p text:style-name="Odstavecseseznamem">Ochránce podal žalobu proti správním rozhodnutím vedoucím k povolení stavby fotovoltaické elektrárny. Podle jeho názoru byl v těchto řízeních upřednostněn soukromý zájem před veřejným zájmem na ochraně nezastavěného území a ochraně životního prostředí. O této žalobě bylo rozhodnuto, odkazy na rozhodnutí správních soudů jsou součástí záznamu v ESO.</text:p>
      <text:p text:style-name="Normální"/>
      <text:list text:style-name="LFO3_1" text:continue-numbering="true">
        <text:list-item>
          <text:p text:style-name="P19">Znevýhodnění žadatelů o důchod z nástupnických států SSSR (sp. zn. 40/2017/SZD,<text:s/></text:p>
        </text:list-item>
      </text:list>
      <text:p text:style-name="Odstavecseseznamem"><text:a xlink:href="https://eso.ochrance.cz/Nalezene/Edit/7952" office:target-frame-name="_top" xlink:show="replace"><text:span text:style-name="Hypertextovýodkaz">https://eso.ochrance.cz/Nalezene/Edit/7952</text:span></text:a>)</text:p>
      <text:p text:style-name="Odstavecseseznamem"/>
      <text:p text:style-name="Odstavecseseznamem">Ochránce podal žalobu proti ČSSZ, která u občanů postsovětských států při žádosti o potvrzení doby pojištění oslovuje pouze stát, jehož občanem je žadatel. Nikoli další státy, kde takový<text:s/>člověk v průběhu života pracoval (jak by bylo u občanů ČR). Žalobu odmítl Krajský soud v Brně (č. j. 41 Ad 22/2018 – 77), ochránce podal kasační stížnost.</text:p>
      <text:p text:style-name="Normální"/>
      <text:list text:style-name="LFO3_1" text:continue-numbering="true">
        <text:list-item>
          <text:p text:style-name="P20">Šantovka Tower (sp. zn. 5/2020/SZD,<text:s/><text:a xlink:href="https://eso.ochrance.cz/Nalezene/Edit/7814" office:target-frame-name="_top" xlink:show="replace"><text:span text:style-name="Hypertextovýodkaz">htt</text:span><text:span text:style-name="Hypertextovýodkaz">ps://eso.ochrance.cz/Nalezene/Edit/7814</text:span></text:a>)</text:p>
        </text:list-item>
      </text:list>
      <text:p text:style-name="Odstavecseseznamem"/>
      <text:p text:style-name="Odstavecseseznamem">Ochránce podal žalobu proti územnímu rozhodnutí, kterým byl umístěn stavební záměr „Šantovka Tower“ v Olomouci.</text:p>
      <text:p text:style-name="Normální"/>
      <text:p text:style-name="Normální"/>
      <text:p text:style-name="Normální">S pozdravem</text:p>
      <text:p text:style-name="podpis">JUDr. Pavel Pořízek, Ph.D. v. r.</text:p>
      <text:p text:style-name="podpis">vedoucí Kanceláře veřejného ochránce práv</text:p>
      <text:p text:style-name="podpis">(podepsáno elektronicky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style:font-name-complex="Calibri" fo:font-size="11pt" style:font-size-asian="11pt" style:font-size-complex="11pt" style:language-asian="en" style:country-asian="US" fo:hyphenate="false"/>
    </style:style>
    <style:style style:name="col-sm-9" style:display-name="col-sm-9" style:family="text"/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JRA9*</text:span></text:p>
        <text:p text:style-name="P12"><text:span text:style-name="T13">KVOPX00CJRA9</text:span>KVOPX00CJRA9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7-27T10:11:00Z</meta:creation-date>
    <dc:date>2022-07-27T10:12:00Z</dc:date>
    <meta:print-date>2016-06-27T07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3" meta:word-count="277" meta:character-count="1909" meta:row-count="13" meta:non-whitespace-character-count="1635"/>
  </office:meta>
</office:document-meta>
</file>